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6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.2000000000000002">
            <text:p>1.2000000000000002</text:p>
          </table:table-cell>
          <table:table-cell table:style-name="ACE-2" office:value-type="float" office:value="1.2000000000000002">
            <text:p>1.2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1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7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6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2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440">
            <text:p>3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1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6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000000000000002</text:p>
          </table:table-cell>
          <table:table-cell table:style-name="ACE-2" office:value-type="float" office:value="1.2000000000000002">
            <text:p>1.2</text:p>
          </table:table-cell>
          <table:table-cell table:style-name="ACE-0" office:value-type="string">
            <text:p>IshiwaEtal2021,MiuraEtal1998,IgarashiEtal1995a,IgarashiEtal1995b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23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6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3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7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2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49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990">
            <text:p>3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.8">
            <text:p>1.8</text:p>
          </table:table-cell>
          <table:table-cell table:style-name="ACE-2" office:value-type="float" office:value="1.8">
            <text:p>1.8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51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2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1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3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66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2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9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140">
            <text:p>4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.8">
            <text:p>1.8</text:p>
          </table:table-cell>
          <table:table-cell table:style-name="ACE-2" office:value-type="float" office:value="1.8">
            <text:p>1.8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8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4180">
            <text:p>41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2999999999999998">
            <text:p>5.3</text:p>
          </table:table-cell>
          <table:table-cell table:style-name="ACE-0" office:value-type="float" office:value="1.0600000000000001">
            <text:p>1.06</text:p>
          </table:table-cell>
          <table:table-cell table:style-name="ACE-2" office:value-type="float" office:value="1.0600000000000001">
            <text:p>1.1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1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024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0</text:p>
          </table:table-cell>
          <table:table-cell table:style-name="ACE-0" office:value-type="float" office:value="-69.241">
            <text:p>−69.241</text:p>
          </table:table-cell>
          <table:table-cell table:style-name="ACE-0" office:value-type="float" office:value="39.735999999999997">
            <text:p>39.736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3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67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2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1.8399999999999999">
            <text:p>1.8399999999999999</text:p>
          </table:table-cell>
          <table:table-cell table:style-name="ACE-2" office:value-type="float" office:value="1.8399999999999999">
            <text:p>1.8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4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360">
            <text:p>43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5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000000000000002</text:p>
          </table:table-cell>
          <table:table-cell table:style-name="ACE-2" office:value-type="float" office:value="1.2000000000000002">
            <text:p>1.2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0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4780">
            <text:p>47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0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1.7800000000000002">
            <text:p>1.7800000000000002</text:p>
          </table:table-cell>
          <table:table-cell table:style-name="ACE-2" office:value-type="float" office:value="1.7800000000000002">
            <text:p>1.8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3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72">
            <text:p>1.72</text:p>
          </table:table-cell>
          <table:table-cell table:style-name="ACE-2" office:value-type="float" office:value="1.72">
            <text:p>1.7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69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1.8399999999999999">
            <text:p>1.8399999999999999</text:p>
          </table:table-cell>
          <table:table-cell table:style-name="ACE-2" office:value-type="float" office:value="1.8399999999999999">
            <text:p>1.8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79</text:p>
          </table:table-cell>
          <table:table-cell table:style-name="ACE-0" office:value-type="float" office:value="-69.222999999999999">
            <text:p>−69.223</text:p>
          </table:table-cell>
          <table:table-cell table:style-name="ACE-0" office:value-type="float" office:value="39.658999999999999">
            <text:p>39.659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1.4400000000000002">
            <text:p>1.4400000000000002</text:p>
          </table:table-cell>
          <table:table-cell table:style-name="ACE-2" office:value-type="float" office:value="1.4400000000000002">
            <text:p>1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4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1.54">
            <text:p>1.54</text:p>
          </table:table-cell>
          <table:table-cell table:style-name="ACE-2" office:value-type="float" office:value="1.54">
            <text:p>1.5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5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0" office:value-type="string">
            <text:p>VerleyenEtal2017,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0</text:p>
          </table:table-cell>
          <table:table-cell table:style-name="ACE-0" office:value-type="float" office:value="-69.222999999999999">
            <text:p>−69.223</text:p>
          </table:table-cell>
          <table:table-cell table:style-name="ACE-0" office:value-type="float" office:value="39.658999999999999">
            <text:p>39.659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.4000000000000001">
            <text:p>1.4000000000000001</text:p>
          </table:table-cell>
          <table:table-cell table:style-name="ACE-2" office:value-type="float" office:value="1.4000000000000001">
            <text:p>1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6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2.1000000000000001">
            <text:p>2.1</text:p>
          </table:table-cell>
          <table:table-cell table:style-name="ACE-2" office:value-type="float" office:value="2.1000000000000001">
            <text:p>2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5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250">
            <text:p>52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1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1.7000000000000002">
            <text:p>1.7000000000000002</text:p>
          </table:table-cell>
          <table:table-cell table:style-name="ACE-2" office:value-type="float" office:value="1.7000000000000002">
            <text:p>1.7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1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2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3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540">
            <text:p>55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86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1.1000000000000001">
            <text:p>1.1</text:p>
          </table:table-cell>
          <table:table-cell table:style-name="ACE-2" office:value-type="float" office:value="1.1000000000000001">
            <text:p>1.1</text:p>
          </table:table-cell>
          <table:table-cell table:style-name="ACE-0" office:value-type="string">
            <text:p>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9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4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85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1.1000000000000001">
            <text:p>1.1</text:p>
          </table:table-cell>
          <table:table-cell table:style-name="ACE-2" office:value-type="float" office:value="1.1000000000000001">
            <text:p>1.1</text:p>
          </table:table-cell>
          <table:table-cell table:style-name="ACE-0" office:value-type="string">
            <text:p>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84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1.1000000000000001">
            <text:p>1.1</text:p>
          </table:table-cell>
          <table:table-cell table:style-name="ACE-2" office:value-type="float" office:value="1.1000000000000001">
            <text:p>1.1</text:p>
          </table:table-cell>
          <table:table-cell table:style-name="ACE-0" office:value-type="string">
            <text:p>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2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diatomaceous earth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3.2000000000000002">
            <text:p>3.2</text:p>
          </table:table-cell>
          <table:table-cell table:style-name="ACE-2" office:value-type="float" office:value="3.2000000000000002">
            <text:p>3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4</text:p>
          </table:table-cell>
          <table:table-cell table:style-name="ACE-0" office:value-type="float" office:value="-69.241">
            <text:p>−69.241</text:p>
          </table:table-cell>
          <table:table-cell table:style-name="ACE-0" office:value-type="float" office:value="39.735999999999997">
            <text:p>39.736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2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5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000000000000004</text:p>
          </table:table-cell>
          <table:table-cell table:style-name="ACE-2" office:value-type="float" office:value="3.4000000000000004">
            <text:p>3.4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8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diatomaceous earth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1.3600000000000001">
            <text:p>1.36</text:p>
          </table:table-cell>
          <table:table-cell table:style-name="ACE-2" office:value-type="float" office:value="1.3600000000000001">
            <text:p>1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6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2430">
            <text:p>3243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4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3410">
            <text:p>33410</text:p>
          </table:table-cell>
          <table:table-cell table:style-name="ACE-0" office:value-type="float" office:value="510">
            <text:p>51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.2000000000000002">
            <text:p>1.2</text:p>
          </table:table-cell>
          <table:table-cell table:style-name="ACE-2" office:value-type="float" office:value="1.2000000000000002">
            <text:p>1.2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3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4720">
            <text:p>3472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7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4940">
            <text:p>34940</text:p>
          </table:table-cell>
          <table:table-cell table:style-name="ACE-0" office:value-type="float" office:value="460">
            <text:p>460</text:p>
          </table:table-cell>
          <table:table-cell table:style-name="ACE-0" office:value-type="string">
            <text:p>Adamu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6000000000000001">
            <text:p>1.6</text:p>
          </table:table-cell>
          <table:table-cell table:style-name="ACE-2" office:value-type="float" office:value="1.6000000000000001">
            <text:p>1.6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5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5970">
            <text:p>35970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2400000000000002">
            <text:p>1.24</text:p>
          </table:table-cell>
          <table:table-cell table:style-name="ACE-2" office:value-type="float" office:value="1.2400000000000002">
            <text:p>1.2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5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7200">
            <text:p>37200</text:p>
          </table:table-cell>
          <table:table-cell table:style-name="ACE-0" office:value-type="float" office:value="910">
            <text:p>91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4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7240">
            <text:p>3724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6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7620">
            <text:p>3762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1.1800000000000002">
            <text:p>1.18</text:p>
          </table:table-cell>
          <table:table-cell table:style-name="ACE-2" office:value-type="float" office:value="1.1800000000000002">
            <text:p>1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52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7890">
            <text:p>3789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21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8920">
            <text:p>3892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oram (Elphidium magellanicum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7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9420">
            <text:p>39420</text:p>
          </table:table-cell>
          <table:table-cell table:style-name="ACE-0" office:value-type="float" office:value="590">
            <text:p>5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5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9440">
            <text:p>3944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ata-94676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9760">
            <text:p>3976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1.04">
            <text:p>1.04</text:p>
          </table:table-cell>
          <table:table-cell table:style-name="ACE-2" office:value-type="float" office:value="1.04">
            <text:p>1.0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3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1630">
            <text:p>41630</text:p>
          </table:table-cell>
          <table:table-cell table:style-name="ACE-0" office:value-type="float" office:value="960">
            <text:p>9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7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2710">
            <text:p>42710</text:p>
          </table:table-cell>
          <table:table-cell table:style-name="ACE-0" office:value-type="float" office:value="920">
            <text:p>92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5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2820">
            <text:p>42820</text:p>
          </table:table-cell>
          <table:table-cell table:style-name="ACE-0" office:value-type="float" office:value="690">
            <text:p>6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4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2930">
            <text:p>4293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68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6120">
            <text:p>4612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 table:number-rows-repeated="21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52">
          <gnm:selection gnm:start-col="0" gnm:start-row="52" gnm:end-col="15" gnm:end-row="6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2:07:4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